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Heading_20_2">
      <style:paragraph-properties fo:margin-left="0cm" fo:margin-right="0cm" fo:margin-top="0.706cm" fo:margin-bottom="0.212cm" style:contextual-spacing="false" fo:line-height="138%" fo:text-indent="0cm" style:auto-text-indent="false" style:writing-mode="lr-tb"/>
      <style:text-properties fo:font-variant="normal" fo:text-transform="none" fo:color="#000000" loext:opacity="100%" style:font-name="Arial" fo:font-size="18pt" fo:font-style="normal" style:text-underline-style="solid" style:text-underline-width="auto" style:text-underline-color="font-color" fo:font-weight="normal" fo:background-color="transparent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425d8" officeooo:paragraph-rsid="000425d8" style:text-blinking="false" fo:background-color="transparent"/>
    </style:style>
    <style:style style:name="T1" style:family="text">
      <style:text-properties officeooo:rsid="000425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 text:name="docs-internal-guid-4aa03b42-7fff-00e3-44c9-54ada13167e4"/>Jokers</text:h>
      <text:h text:style-name="Heading_20_2" text:outline-level="2">Reese</text:h>
      <text:p text:style-name="Text_20_body">Common</text:p>
      <text:p text:style-name="Text_20_body"/>
      <text:p text:style-name="P1">X2 Mult if Boss Blind is selected.</text:p>
      <text:h text:style-name="P2" text:outline-level="2">Guira</text:h>
      <text:p text:style-name="P1">Common</text:p>
      <text:p text:style-name="Text_20_body"/>
      <text:p text:style-name="P1">This Joker gains +2 chips for each card scored.</text:p>
      <text:p text:style-name="P1">(Currently +0 chips)</text:p>
      <text:h text:style-name="P2" text:outline-level="2">Arpeggidough</text:h>
      <text:p text:style-name="P1">Common</text:p>
      <text:p text:style-name="Text_20_body"/>
      <text:p text:style-name="P1">Applies a random enhancement to played card if first hand of round has only 1 card.</text:p>
      <text:p text:style-name="Text_20_body"/>
      <text:p text:style-name="P1">(When enhancing cards, her notification is “Painted”)</text:p>
      <text:h text:style-name="P2" text:outline-level="2">Meeka</text:h>
      <text:p text:style-name="P1">Common</text:p>
      <text:p text:style-name="Text_20_body"/>
      <text:p text:style-name="P1">1 in 2 chance to retrigger up to 1 card per hand.</text:p>
      <text:h text:style-name="P2" text:outline-level="2">Etikan</text:h>
      <text:p text:style-name="P1">Common</text:p>
      <text:p text:style-name="Text_20_body"/>
      <text:p text:style-name="P1">This Joker gains +1 chip for each card discarded.</text:p>
      <text:p text:style-name="P1">(Currently +0 chips.)</text:p>
      <text:h text:style-name="P2" text:outline-level="2"><text:soft-page-break/>Tabi</text:h>
      <text:p text:style-name="P1">Uncommon</text:p>
      <text:p text:style-name="Text_20_body"/>
      <text:p text:style-name="P1">Gains 0.5x Mult for each Joker destroyed. (Not sold)</text:p>
      <text:p text:style-name="P1">(This is meant to synergise with any food Jokers by becoming stronger as they spoil)</text:p>
      <text:h text:style-name="P2" text:outline-level="2">Yaun</text:h>
      <text:p text:style-name="P1">Uncommon</text:p>
      <text:p text:style-name="Text_20_body"/>
      <text:p text:style-name="P1">Debuffs Joker to the right of it.</text:p>
      <text:h text:style-name="P2" text:outline-level="2">Eskickis</text:h>
      <text:p text:style-name="Text_20_body"/>
      <text:h text:style-name="P2" text:outline-level="2">NillaCorn</text:h>
      <text:p text:style-name="P1">Uncommon</text:p>
      <text:p text:style-name="Text_20_body"/>
      <text:p text:style-name="P1">+100 Chips</text:p>
      <text:p text:style-name="P1">+5 Chips for every hand played.</text:p>
      <text:h text:style-name="P2" text:outline-level="2">Jugashley</text:h>
      <text:p text:style-name="P1">Gains +4 Mult if played hand contains a Full House</text:p>
      <text:p text:style-name="P1">(Currently +0 Mult)</text:p>
      <text:h text:style-name="P2" text:outline-level="2">Orgako</text:h>
      <text:p text:style-name="Text_20_body"/>
      <text:h text:style-name="P2" text:outline-level="2">Alliumaid</text:h>
      <text:p text:style-name="Text_20_body"/>
      <text:h text:style-name="P2" text:outline-level="2">Expi-Four</text:h>
      <text:p text:style-name="Text_20_body"/>
      <text:h text:style-name="P2" text:outline-level="2"><text:soft-page-break/>Octosquish</text:h>
      <text:p text:style-name="P1">Uncommon</text:p>
      <text:h text:style-name="P2" text:outline-level="2">Trash Cymbal</text:h>
      <text:p text:style-name="P1">Rare</text:p>
      <text:p text:style-name="Text_20_body"/>
      <text:p text:style-name="P1">On odd numbered rounds, gains X0.1 Mult for each Ace triggered.</text:p>
      <text:p text:style-name="P1">(Currently X1 Mult)</text:p>
      <text:h text:style-name="P2" text:outline-level="2">Dormana</text:h>
      <text:p text:style-name="Text_20_body"/>
      <text:h text:style-name="P2" text:outline-level="2">Nnoygon</text:h>
      <text:p text:style-name="Text_20_body"/>
      <text:h text:style-name="P2" text:outline-level="2">Organe</text:h>
      <text:p text:style-name="Text_20_body"/>
      <text:h text:style-name="P2" text:outline-level="2">Robby</text:h>
      <text:p text:style-name="Text_20_body"/>
      <text:h text:style-name="P2" text:outline-level="2">Vack</text:h>
      <text:p text:style-name="P1">Gains X0.1 Mult for each card triggered. Resets when Boss Blind is defeated.</text:p>
      <text:p text:style-name="Text_20_body"/>
      <text:p text:style-name="P1">(Currently X1 Mult)</text:p>
      <text:p text:style-name="P1">(Reset is notified as Clean)</text:p>
      <text:h text:style-name="P2" text:outline-level="2">Rallentando</text:h>
      <text:p text:style-name="Text_20_body"/>
      <text:h text:style-name="P2" text:outline-level="2"><text:soft-page-break/>Sem Oh Seaga</text:h>
      <text:h text:style-name="P2" text:outline-level="2">Athenerd</text:h>
      <text:h text:style-name="P2" text:outline-level="2">Kass Bick</text:h>
      <text:h text:style-name="P2" text:outline-level="2">Deltah</text:h>
      <text:p text:style-name="P1">Rare</text:p>
      <text:h text:style-name="P2" text:outline-level="2">Spotscast</text:h>
      <text:p text:style-name="P1">Legendary</text:p>
      <text:p text:style-name="Text_20_body"/>
      <text:p text:style-name="P1">1 in 2 chance to retrigger any Joker.</text:p>
      <text:h text:style-name="P2" text:outline-level="2">Trumpoff</text:h>
      <text:p text:style-name="P1">Legendary</text:p>
      <text:p text:style-name="Text_20_body"/>
      <text:p text:style-name="P1">Adds a random edition to every played card.</text:p>
      <text:h text:style-name="P2" text:outline-level="2">Re-Fabric</text:h>
      <text:p text:style-name="P1">Legendary</text:p>
      <text:p text:style-name="Text_20_body"/>
      <text:h text:style-name="P2" text:outline-level="2">Monkdom</text:h>
      <text:p text:style-name="P1">Legendary</text:p>
      <text:p text:style-name="Text_20_body"/>
      <text:h text:style-name="P2" text:outline-level="2">Bushka</text:h>
      <text:p text:style-name="P1">Legendary</text:p>
      <text:p text:style-name="Text_20_body"/>
      <text:p text:style-name="P1">X1 Chips for each Joker Card.</text:p>
      <text:p text:style-name="P1">(Currently X0 Chips)</text:p>
      <text:h text:style-name="P2" text:outline-level="2"><text:soft-page-break/>???</text:h>
      <text:p text:style-name="P1">Legendary</text:p>
      <text:p text:style-name="Text_20_body"/>
      <text:p text:style-name="P1">When Blind is selected, destroy all jokers and gain X<text:span text:style-name="T1">1</text:span> Mult from each Joker <text:span text:style-name="T1">destroyed</text:span>.</text:p>
      <text:p text:style-name="P3">(Currently X1 Mult)</text:p>
      <text:p text:style-name="Text_20_body"><text:line-break/><text:span text:style-name="T1">(Based on the one some may know as “Onyx”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SC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SC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family="Arial, sans-serif" fo:font-size="11pt" fo:font-style="normal" style:text-underline-style="none" fo:font-weight="normal" style:text-blinking="false" fo:background-color="transparen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left="0cm" fo:margin-right="0cm" fo:margin-top="0.706cm" fo:margin-bottom="0.212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family="Arial, sans-serif" fo:font-size="20pt" fo:font-style="normal" style:text-underline-style="none" fo:font-weight="bold" style:text-blinking="false" fo:background-color="transparent" style:font-name-asian="Noto Serif SC" style:font-family-asian="'Noto Serif SC'" style:font-family-generic-asian="system" style:font-pitch-asian="variable" style:font-size-asian="24pt" style:font-weight-asian="bold" style:font-name-complex="Mangal1" style:font-family-complex="Mang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left="0cm" fo:margin-right="0cm" fo:margin-top="0.706cm" fo:margin-bottom="0.212cm" style:contextual-spacing="false" fo:line-height="138%" fo:text-indent="0cm" style:auto-text-indent="false" style:writing-mode="lr-tb"/>
      <style:text-properties fo:font-variant="normal" fo:text-transform="none" fo:color="#000000" loext:opacity="100%" style:font-name="Arial" fo:font-family="Arial, sans-serif" fo:font-size="18pt" fo:font-style="normal" style:text-underline-style="solid" style:text-underline-width="auto" style:text-underline-color="font-color" fo:font-weight="normal" fo:background-color="transparent" style:font-name-asian="Noto Serif SC" style:font-family-asian="'Noto Serif SC'" style:font-family-generic-asian="system" style:font-pitch-asian="variable" style:font-size-asian="18pt" style:font-weight-asian="bold" style:font-name-complex="Mangal1" style:font-family-complex="Mangal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1T21:43:21.857889700</meta:creation-date>
    <dc:date>2025-10-01T21:45:30.717385700</dc:date>
    <meta:editing-duration>PT2M8S</meta:editing-duration>
    <meta:editing-cycles>2</meta:editing-cycles>
    <meta:generator>LibreOffice/25.2.5.2$Windows_X86_64 LibreOffice_project/03d19516eb2e1dd5d4ccd751a0d6f35f35e08022</meta:generator>
    <meta:document-statistic meta:table-count="0" meta:image-count="0" meta:object-count="0" meta:page-count="5" meta:paragraph-count="76" meta:word-count="258" meta:character-count="1477" meta:non-whitespace-character-count="1294"/>
  </office:meta>
</office:document-meta>
</file>